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8pt"/>
    </style:style>
    <style:style style:name="P2" style:family="paragraph" style:parent-style-name="Standard">
      <style:text-properties style:font-name="Times" fo:font-size="14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8pt" fo:font-weight="bold"/>
    </style:style>
    <style:style style:name="P4" style:family="paragraph" style:parent-style-name="Standard">
      <style:text-properties style:font-name="Times" fo:font-size="14pt" fo:font-style="italic" fo:font-weight="bold"/>
    </style:style>
    <style:style style:name="P5" style:family="paragraph" style:parent-style-name="Standard">
      <style:text-properties style:font-name="Times" fo:font-size="14pt" fo:font-weight="bold"/>
    </style:style>
    <style:style style:name="P6" style:family="paragraph" style:parent-style-name="Standard">
      <style:text-properties style:font-name="Times" fo:font-size="14pt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s Focus Group (t=1semaine)</text:p>
      <text:p text:style-name="P1"/>
      <text:p text:style-name="P4">1) Quel texte vous a le plus marqué ?</text:p>
      <text:p text:style-name="P2"/>
      <text:p text:style-name="P2">A posteriori, seul le premier m’a marqué mais probablement parce qu’il était plus merveilleux</text:p>
      <text:p text:style-name="P2"/>
      <text:p text:style-name="P4">2) Vous voyez-vous lire avec ce dispositif ?</text:p>
      <text:p text:style-name="P2"/>
      <text:p text:style-name="P2">Oui carrément</text:p>
      <text:p text:style-name="P2"/>
      <text:p text:style-name="P4">3) Comment pouvez-vous décrire l’expérience que vous avez vécu ?</text:p>
      <text:p text:style-name="P2"/>
      <text:p text:style-name="P2">Euh là je sais pas </text:p>
      <text:p text:style-name="P2"/>
      <text:p text:style-name="P5">4) Qu’est ce que Harry Potter a reçu pour noël et par qui ? (texte 1)</text:p>
      <text:p text:style-name="P5"/>
      <text:p text:style-name="P6">-Une cape d’invisibilité de la part de Dumbledore</text:p>
      <text:p text:style-name="P2"/>
      <text:p text:style-name="P5">5) Avec qui est Harry Potter ? (texte 1)</text:p>
      <text:p text:style-name="P2"/>
      <text:p text:style-name="P2">Ron Weasley</text:p>
      <text:p text:style-name="P2"/>
      <text:p text:style-name="P5">6) Qu’est ce que Harry Potter a reçu pour noël et par qui ? (texte 2)</text:p>
      <text:p text:style-name="P2"/>
      <text:p text:style-name="P2">Je crois que c’est un pull moche de la part de la mère de Ron</text:p>
      <text:p text:style-name="P2"/>
      <text:p text:style-name="P2"/>
      <text:p text:style-name="P5">7) Avec qui est Harry lors de l’ouverture des cadeaux ? (texte 2)</text:p>
      <text:p text:style-name="P2"/>
      <text:p text:style-name="P2">Avec Ron et Hermione</text:p>
      <text:p text:style-name="P2"/>
      <text:p text:style-name="P5">8) Que prévoient de faire Harry, Ron et Hermione? (texte 2)</text:p>
      <text:p text:style-name="P2"/>
      <text:p text:style-name="P2">faire une potion non?</text:p>
      <text:p text:style-name="P2"/>
      <text:p text:style-name="P5"><text:soft-page-break/>9) Comment se fait réveiller Harry et par qui ? (texte 3)</text:p>
      <text:p text:style-name="P2"/>
      <text:p text:style-name="P2">On le réveille brutalement, c est Ron qui lui dit que c’est Noël</text:p>
      <text:p text:style-name="P2"/>
      <text:p text:style-name="P5">10) <text:s/>Qu’est ce que Harry Potter a reçu pour noël et de qui <text:s/>? (texte 3)</text:p>
      <text:p text:style-name="P2"/>
      <text:p text:style-name="P2">Un pull</text:p>
      <text:p text:style-name="P2"/>
      <text:p text:style-name="P5">11) Avec qui est Harry ? Comment ont réagi ces personnes s’il y en a ? (texte 3)</text:p>
      <text:p text:style-name="P2"/>
      <text:p text:style-name="P2">Ron a reçu un pull moche et il est trist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4T14:41:04.693012291</dc:date>
    <meta:editing-duration>PT1M32S</meta:editing-duration>
    <meta:editing-cycles>1</meta:editing-cycles>
    <meta:document-statistic meta:table-count="0" meta:image-count="0" meta:object-count="0" meta:page-count="2" meta:paragraph-count="23" meta:word-count="221" meta:character-count="1089" meta:non-whitespace-character-count="888"/>
  </office:meta>
</office:document-meta>
</file>